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91e7" officeooo:paragraph-rsid="001391e7" style:font-weight-asian="bold" style:font-weight-complex="bold"/>
    </style:style>
    <style:style style:name="P2" style:family="paragraph" style:parent-style-name="Standard">
      <style:text-properties fo:font-weight="bold" officeooo:rsid="0013a052" officeooo:paragraph-rsid="0013a052" style:font-weight-asian="bold" style:font-weight-complex="bold"/>
    </style:style>
    <style:style style:name="P3" style:family="paragraph" style:parent-style-name="Standard">
      <style:text-properties fo:font-weight="bold" officeooo:rsid="0013a052" officeooo:paragraph-rsid="00141cbd" style:font-weight-asian="bold" style:font-weight-complex="bold"/>
    </style:style>
    <style:style style:name="P4" style:family="paragraph" style:parent-style-name="Standard">
      <style:text-properties fo:font-weight="bold" officeooo:rsid="00141cbd" officeooo:paragraph-rsid="00141cbd" style:font-weight-asian="bold" style:font-weight-complex="bold"/>
    </style:style>
    <style:style style:name="P5" style:family="paragraph" style:parent-style-name="Standard">
      <style:text-properties fo:font-weight="normal" officeooo:rsid="0012d4e9" officeooo:paragraph-rsid="0012d4e9" style:font-weight-asian="normal" style:font-weight-complex="normal"/>
    </style:style>
    <style:style style:name="P6" style:family="paragraph" style:parent-style-name="Standard">
      <style:text-properties fo:font-weight="normal" officeooo:rsid="001391e7" officeooo:paragraph-rsid="001391e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1cbd" style:font-weight-asian="normal" style:font-weight-complex="normal"/>
    </style:style>
    <style:style style:name="T3" style:family="text">
      <style:text-properties fo:font-weight="normal" officeooo:rsid="0013a052" style:font-weight-asian="normal" style:font-weight-complex="normal"/>
    </style:style>
    <style:style style:name="T4" style:family="text">
      <style:text-properties fo:font-weight="normal" officeooo:rsid="0016af64" style:font-weight-asian="normal" style:font-weight-complex="normal"/>
    </style:style>
    <style:style style:name="T5" style:family="text">
      <style:text-properties fo:font-weight="normal" officeooo:rsid="0018591d" style:font-weight-asian="normal" style:font-weight-complex="normal"/>
    </style:style>
    <style:style style:name="T6" style:family="text">
      <style:text-properties officeooo:rsid="001391e7"/>
    </style:style>
    <style:style style:name="T7" style:family="text">
      <style:text-properties officeooo:rsid="0013a052"/>
    </style:style>
    <style:style style:name="T8" style:family="text">
      <style:text-properties officeooo:rsid="00141c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ING MODE – UPLOAD BOT</text:p>
      <text:p text:style-name="P5">TESTING MODE – EDIT CODE</text:p>
      <text:p text:style-name="P5">TESTING MODE – PUBLIC BOT</text:p>
      <text:p text:style-name="P5">TESTING MODE – PRELOADED BOT</text:p>
      <text:p text:style-name="P5">TESTING MODE – NEXT TURN</text:p>
      <text:p text:style-name="P5">TESTING MODE – UNDO</text:p>
      <text:p text:style-name="P5">PLAYBACK MODE – RETRIEVE DATA</text:p>
      <text:p text:style-name="P5">PLAYBACK MODE – <text:span text:style-name="T6">REPLAYING MATCH</text:span></text:p>
      <text:p text:style-name="P5"/>
      <text:p text:style-name="P5"/>
      <text:p text:style-name="P1">USE CASE: <text:span text:style-name="T1">TESTING MODE – UPLOAD BOT</text:span></text:p>
      <text:p text:style-name="P1"/>
      <text:p text:style-name="P1">BASIC COURSE:</text:p>
      <text:p text:style-name="P1"/>
      <text:p text:style-name="P6"><text:span text:style-name="T8">The Testing Arena Webpage is displayed.</text:span> The user selects the Upload File radio button. The <text:span text:style-name="T7">U</text:span>ser clicks on the Choose File button. The <text:span text:style-name="T7">U</text:span>ser selects their file from the file explorer then clicks <text:span text:style-name="T7">OK.</text:span> The <text:span text:style-name="T7">U</text:span>ser clicks on the Upload Bot button. The <text:span text:style-name="T7">Bot Uploader confirms the file selected is a Java file with a size not exceeding the file size limit. The Bot Uploader uploads the file to the Server. The Server stores the file in the Bot Database. The Bot Database sends the Server the Bot ID upon successful upload. The Server sends the confirmation message and the Bot ID to the Testing Arena Webpage.</text:span></text:p>
      <text:p text:style-name="P1"/>
      <text:p text:style-name="P1">ALTERNATE COURSES:</text:p>
      <text:p text:style-name="P1"/>
      <text:p text:style-name="P3">No file is selected: <text:span text:style-name="T2">The </text:span><text:span text:style-name="T1">Testing Arena</text:span><text:span text:style-name="T2"> Webpage displays an error stating that no file was selected.</text:span></text:p>
      <text:p text:style-name="P2"/>
      <text:p text:style-name="P3">The file selected is not a Java file: <text:span text:style-name="T2">The </text:span><text:span text:style-name="T1">Testing Arena</text:span><text:span text:style-name="T2"> Webpage displays an error stating that the selected file is not a Java file.</text:span></text:p>
      <text:p text:style-name="P2"/>
      <text:p text:style-name="P4">File selected is exceeds the file size limit: <text:span text:style-name="T1">The </text:span><text:span text:style-name="T3">Testing Arena</text:span><text:span text:style-name="T1"> Webpage displays an error stating that the selected file exceeds the file size limit.</text:span></text:p>
      <text:p text:style-name="P2"/>
      <text:p text:style-name="P3">Error occurred while storing the Bot in the Bot Database: <text:span text:style-name="T2">The Bot Database sends the Server an error message indicating the error that occurred. <text:s/>The Server </text:span><text:span text:style-name="T4">send</text:span><text:span text:style-name="T2">s the error message to the </text:span><text:span text:style-name="T1">Testing Arena</text:span><text:span text:style-name="T2"> Webpage. </text:span><text:span text:style-name="T5">The Testing Arena Webpage then displays th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5:14:30.928789488</meta:creation-date>
    <dc:date>2016-03-16T16:18:08.548965723</dc:date>
    <meta:editing-duration>PT15M53S</meta:editing-duration>
    <meta:editing-cycles>7</meta:editing-cycles>
    <meta:generator>LibreOffice/4.2.8.2$Linux_X86_64 LibreOffice_project/420m0$Build-2</meta:generator>
    <meta:document-statistic meta:table-count="0" meta:image-count="0" meta:object-count="0" meta:page-count="1" meta:paragraph-count="16" meta:word-count="258" meta:character-count="1509" meta:non-whitespace-character-count="1257"/>
  </office:meta>
</office:document-meta>
</file>